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5457in"/>
    </style:style>
    <style:style style:name="co2" style:family="table-column">
      <style:table-column-properties fo:break-before="auto" style:column-width="0.6681in"/>
    </style:style>
    <style:style style:name="co3" style:family="table-column">
      <style:table-column-properties fo:break-before="auto" style:column-width="0.9189in"/>
    </style:style>
    <style:style style:name="co4" style:family="table-column">
      <style:table-column-properties fo:break-before="auto" style:column-width="1.061in"/>
    </style:style>
    <style:style style:name="co5" style:family="table-column">
      <style:table-column-properties fo:break-before="auto" style:column-width="1.002in"/>
    </style:style>
    <style:style style:name="co6" style:family="table-column">
      <style:table-column-properties fo:break-before="auto" style:column-width="0.9772in"/>
    </style:style>
    <style:style style:name="co7" style:family="table-column">
      <style:table-column-properties fo:break-before="auto" style:column-width="0.9937in"/>
    </style:style>
    <style:style style:name="co8" style:family="table-column">
      <style:table-column-properties fo:break-before="auto" style:column-width="1.2362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8193in" fo:break-before="auto" style:use-optimal-row-height="false"/>
    </style:style>
    <style:style style:name="ro2" style:family="table-row">
      <style:table-row-properties style:row-height="0.5937in" fo:break-before="auto" style:use-optimal-row-height="false"/>
    </style:style>
    <style:style style:name="ro3" style:family="table-row">
      <style:table-row-properties style:row-height="0.2839in" fo:break-before="auto" style:use-optimal-row-height="false"/>
    </style:style>
    <style:style style:name="ro4" style:family="table-row">
      <style:table-row-properties style:row-height="0.3091in" fo:break-before="auto" style:use-optimal-row-height="false"/>
    </style:style>
    <style:style style:name="ro5" style:family="table-row">
      <style:table-row-properties style:row-height="0.3008in" fo:break-before="auto" style:use-optimal-row-height="false"/>
    </style:style>
    <style:style style:name="ro6" style:family="table-row">
      <style:table-row-properties style:row-height="0.2591in" fo:break-before="auto" style:use-optimal-row-height="false"/>
    </style:style>
    <style:style style:name="ro7" style:family="table-row">
      <style:table-row-properties style:row-height="0.3425in" fo:break-before="auto" style:use-optimal-row-height="false"/>
    </style:style>
    <style:style style:name="ro8" style:family="table-row">
      <style:table-row-properties style:row-height="0.2925in" fo:break-before="auto" style:use-optimal-row-height="false"/>
    </style:style>
    <style:style style:name="ro9" style:family="table-row">
      <style:table-row-properties style:row-height="0.2673in" fo:break-before="auto" style:use-optimal-row-height="false"/>
    </style:style>
    <style:style style:name="ro10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able-cell-properties fo:border="0.74pt solid #000000" style:vertical-align="middle"/>
    </style:style>
    <style:style style:name="ce4" style:family="table-cell" style:parent-style-name="Default">
      <style:table-cell-properties fo:background-color="#dddddd" fo:border="0.74pt solid #000000" style:vertical-align="middle"/>
    </style:style>
    <style:style style:name="ce19" style:family="table-cell" style:parent-style-name="Default">
      <style:table-cell-properties style:vertical-align="middle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</style:style>
    <style:style style:name="ce2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</style:style>
    <style:style style:name="ce11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in"/>
    </style:style>
    <style:style style:name="ce14" style:family="table-cell" style:parent-style-name="Default">
      <style:table-cell-properties fo:background-color="#ffffa6" style:text-align-source="fix" style:repeat-content="false" fo:wrap-option="wrap" fo:border="0.74pt solid #000000" style:vertical-align="middl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5" style:family="table-cell" style:parent-style-name="Default" style:data-style-name="N2">
      <style:table-cell-properties fo:background-color="#ffffa6" style:text-align-source="fix" style:repeat-content="false" fo:border="0.74pt solid #000000" style:vertical-align="middle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19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6" table:default-cell-style-name="ce22"/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9" table:number-columns-repeated="16375" table:default-cell-style-name="ce19"/>
        <table:table-row table:style-name="ro1">
          <table:table-cell table:style-name="ce1" office:value-type="string" calcext:value-type="string" table:number-columns-spanned="10" table:number-rows-spanned="1">
            <text:p>БАЛАНС</text:p>
          </table:table-cell>
          <table:covered-table-cell table:number-columns-repeated="9"/>
          <table:table-cell table:number-columns-repeated="16374"/>
        </table:table-row>
        <table:table-row table:style-name="ro2">
          <table:table-cell table:style-name="ce2" office:value-type="string" calcext:value-type="string">
            <text:p>Пушка</text:p>
          </table:table-cell>
          <table:table-cell table:style-name="ce2" office:value-type="string" calcext:value-type="string">
            <text:p>Урон</text:p>
          </table:table-cell>
          <table:table-cell table:style-name="ce2" office:value-type="string" calcext:value-type="string">
            <text:p>Интервал</text:p>
          </table:table-cell>
          <table:table-cell table:style-name="ce2" office:value-type="string" calcext:value-type="string">
            <text:p>Перезарядка</text:p>
          </table:table-cell>
          <table:table-cell table:style-name="ce2" office:value-type="string" calcext:value-type="string">
            <text:p>Магазин</text:p>
          </table:table-cell>
          <table:table-cell table:style-name="ce9" office:value-type="string" calcext:value-type="string">
            <text:p>Скорость движения</text:p>
          </table:table-cell>
          <table:table-cell table:style-name="ce12" office:value-type="string" calcext:value-type="string">
            <text:p>Дальность</text:p>
          </table:table-cell>
          <table:table-cell table:style-name="ce14" office:value-type="string" calcext:value-type="string">
            <text:p>Итераций за 10 сек</text:p>
          </table:table-cell>
          <table:table-cell table:style-name="ce14" office:value-type="string" calcext:value-type="string">
            <text:p>Damage per 10 sec</text:p>
          </table:table-cell>
          <table:table-cell table:style-name="ce14" office:value-type="string" calcext:value-type="string">
            <text:p>Kill boss time (sec)</text:p>
          </table:table-cell>
          <table:table-cell table:style-name="ce16"/>
        </table:table-row>
        <table:table-row table:style-name="ro3">
          <table:table-cell table:style-name="ce3" office:value-type="string" calcext:value-type="string">
            <text:p>M1A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float" office:value="8" calcext:value-type="float">
            <text:p>8</text:p>
          </table:table-cell>
          <table:table-cell table:style-name="ce10" office:value-type="float" office:value="5" calcext:value-type="float">
            <text:p>5</text:p>
          </table:table-cell>
          <table:table-cell table:style-name="ce1" office:value-type="float" office:value="40" calcext:value-type="float">
            <text:p>40</text:p>
          </table:table-cell>
          <table:table-cell table:style-name="ce15" table:formula="of:=10/(([.E3]-1)*[.C3]+[.D3])" office:value-type="float" office:value="3.07692307692308" calcext:value-type="float">
            <text:p>3.08</text:p>
          </table:table-cell>
          <table:table-cell table:style-name="ce15" table:formula="of:=[.H3]*[.E3]*[.B3]" office:value-type="float" office:value="1723.07692307692" calcext:value-type="float">
            <text:p>1723.08</text:p>
          </table:table-cell>
          <table:table-cell table:style-name="ce15" table:formula="of:=600/([.I3]/10)" office:value-type="float" office:value="3.48214285714286" calcext:value-type="float">
            <text:p>3.48</text:p>
          </table:table-cell>
          <table:table-cell table:number-columns-repeated="16374"/>
        </table:table-row>
        <table:table-row table:style-name="ro4">
          <table:table-cell table:style-name="ce3" office:value-type="string" calcext:value-type="string">
            <text:p>Hunting riffle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0" office:value-type="float" office:value="5" calcext:value-type="float">
            <text:p>5</text:p>
          </table:table-cell>
          <table:table-cell table:style-name="ce1" office:value-type="float" office:value="40" calcext:value-type="float">
            <text:p>40</text:p>
          </table:table-cell>
          <table:table-cell table:style-name="ce15" table:formula="of:=10/(([.E4]-1)*[.C4]+[.D4])" office:value-type="float" office:value="10" calcext:value-type="float">
            <text:p>10.00</text:p>
          </table:table-cell>
          <table:table-cell table:style-name="ce15" table:formula="of:=[.H4]*[.E4]*[.B4]" office:value-type="float" office:value="2000" calcext:value-type="float">
            <text:p>2000.00</text:p>
          </table:table-cell>
          <table:table-cell table:style-name="ce15" table:formula="of:=600/([.I4]/10)" office:value-type="float" office:value="3" calcext:value-type="float">
            <text:p>3.00</text:p>
          </table:table-cell>
          <table:table-cell table:number-columns-repeated="16374"/>
        </table:table-row>
        <table:table-row table:style-name="ro5">
          <table:table-cell table:style-name="ce3" office:value-type="string" calcext:value-type="string">
            <text:p>F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5" calcext:value-type="float">
            <text:p>45</text:p>
          </table:table-cell>
          <table:table-cell table:style-name="ce10" office:value-type="float" office:value="6" calcext:value-type="float">
            <text:p>6</text:p>
          </table:table-cell>
          <table:table-cell table:style-name="ce1" office:value-type="float" office:value="10" calcext:value-type="float">
            <text:p>10</text:p>
          </table:table-cell>
          <table:table-cell table:style-name="ce15" table:formula="of:=10/(([.E5]-1)*[.C5]+[.D5])" office:value-type="float" office:value="1.96850393700787" calcext:value-type="float">
            <text:p>1.97</text:p>
          </table:table-cell>
          <table:table-cell table:style-name="ce15" table:formula="of:=[.H5]*[.E5]*[.B5]" office:value-type="float" office:value="1328.74015748032" calcext:value-type="float">
            <text:p>1328.74</text:p>
          </table:table-cell>
          <table:table-cell table:style-name="ce15" table:formula="of:=600/([.I5]/10)" office:value-type="float" office:value="4.51555555555556" calcext:value-type="float">
            <text:p>4.52</text:p>
          </table:table-cell>
          <table:table-cell table:number-columns-repeated="16374"/>
        </table:table-row>
        <table:table-row table:style-name="ro6">
          <table:table-cell table:style-name="ce3" office:value-type="string" calcext:value-type="string">
            <text:p>AKM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float" office:value="30" calcext:value-type="float">
            <text:p>30</text:p>
          </table:table-cell>
          <table:table-cell table:style-name="ce10" office:value-type="float" office:value="5" calcext:value-type="float">
            <text:p>5</text:p>
          </table:table-cell>
          <table:table-cell table:style-name="ce1" office:value-type="float" office:value="10" calcext:value-type="float">
            <text:p>10</text:p>
          </table:table-cell>
          <table:table-cell table:style-name="ce15" table:formula="of:=10/(([.E6]-1)*[.C6]+[.D6])" office:value-type="float" office:value="1.5552099533437" calcext:value-type="float">
            <text:p>1.56</text:p>
          </table:table-cell>
          <table:table-cell table:style-name="ce15" table:formula="of:=[.H6]*[.E6]*[.B6]" office:value-type="float" office:value="1399.68895800933" calcext:value-type="float">
            <text:p>1399.69</text:p>
          </table:table-cell>
          <table:table-cell table:style-name="ce15" table:formula="of:=600/([.I6]/10)" office:value-type="float" office:value="4.28666666666667" calcext:value-type="float">
            <text:p>4.29</text:p>
          </table:table-cell>
          <table:table-cell table:number-columns-repeated="16374"/>
        </table:table-row>
        <table:table-row table:style-name="ro3">
          <table:table-cell table:style-name="ce3" office:value-type="string" calcext:value-type="string">
            <text:p>MP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0.13" calcext:value-type="float">
            <text:p>0.13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float" office:value="30" calcext:value-type="float">
            <text:p>30</text:p>
          </table:table-cell>
          <table:table-cell table:style-name="ce10" office:value-type="float" office:value="6" calcext:value-type="float">
            <text:p>6</text:p>
          </table:table-cell>
          <table:table-cell table:style-name="ce1" office:value-type="float" office:value="6" calcext:value-type="float">
            <text:p>6</text:p>
          </table:table-cell>
          <table:table-cell table:style-name="ce15" table:formula="of:=10/(([.E7]-1)*[.C7]+[.D7])" office:value-type="float" office:value="1.89753320683112" calcext:value-type="float">
            <text:p>1.90</text:p>
          </table:table-cell>
          <table:table-cell table:style-name="ce15" table:formula="of:=[.H7]*[.E7]*[.B7]" office:value-type="float" office:value="1707.77988614801" calcext:value-type="float">
            <text:p>1707.78</text:p>
          </table:table-cell>
          <table:table-cell table:style-name="ce15" table:formula="of:=600/([.I7]/10)" office:value-type="float" office:value="3.51333333333333" calcext:value-type="float">
            <text:p>3.51</text:p>
          </table:table-cell>
          <table:table-cell table:number-columns-repeated="16374"/>
        </table:table-row>
        <table:table-row table:style-name="ro7">
          <table:table-cell table:style-name="ce4" office:value-type="string" calcext:value-type="string">
            <text:p>Pistol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0.25" calcext:value-type="float">
            <text:p>0.25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6" calcext:value-type="float">
            <text:p>6</text:p>
          </table:table-cell>
          <table:table-cell table:style-name="ce7" office:value-type="float" office:value="5" calcext:value-type="float">
            <text:p>5</text:p>
          </table:table-cell>
          <table:table-cell table:style-name="ce15" table:formula="of:=10/(([.E8]-1)*[.C8]+[.D8])" office:value-type="float" office:value="4.44444444444445" calcext:value-type="float">
            <text:p>4.44</text:p>
          </table:table-cell>
          <table:table-cell table:style-name="ce15" table:formula="of:=[.H8]*[.E8]*[.B8]" office:value-type="float" office:value="711.111111111111" calcext:value-type="float">
            <text:p>711.11</text:p>
          </table:table-cell>
          <table:table-cell table:style-name="ce15" table:formula="of:=600/([.I8]/10)" office:value-type="float" office:value="8.4375" calcext:value-type="float">
            <text:p>8.44</text:p>
          </table:table-cell>
          <table:table-cell table:number-columns-repeated="16374"/>
        </table:table-row>
        <table:table-row table:style-name="ro8">
          <table:table-cell table:style-name="ce4" office:value-type="string" calcext:value-type="string">
            <text:p>Colt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0.25" calcext:value-type="float">
            <text:p>0.25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15" table:formula="of:=10/(([.E9]-1)*[.C9]+[.D9])" office:value-type="float" office:value="4.44444444444445" calcext:value-type="float">
            <text:p>4.44</text:p>
          </table:table-cell>
          <table:table-cell table:style-name="ce15" table:formula="of:=[.H9]*[.E9]*[.B9]" office:value-type="float" office:value="1066.66666666667" calcext:value-type="float">
            <text:p>1066.67</text:p>
          </table:table-cell>
          <table:table-cell table:style-name="ce15" table:formula="of:=600/([.I9]/10)" office:value-type="float" office:value="5.625" calcext:value-type="float">
            <text:p>5.63</text:p>
          </table:table-cell>
          <table:table-cell table:number-columns-repeated="16374"/>
        </table:table-row>
        <table:table-row table:style-name="ro8">
          <table:table-cell table:style-name="ce3" office:value-type="string" calcext:value-type="string">
            <text:p>Crossbow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0" office:value-type="float" office:value="6" calcext:value-type="float">
            <text:p>6</text:p>
          </table:table-cell>
          <table:table-cell table:style-name="ce1" office:value-type="float" office:value="10" calcext:value-type="float">
            <text:p>10</text:p>
          </table:table-cell>
          <table:table-cell table:style-name="ce15" table:formula="of:=10/(([.E10]-1)*[.C10]+[.D10])" office:value-type="float" office:value="10" calcext:value-type="float">
            <text:p>10.00</text:p>
          </table:table-cell>
          <table:table-cell table:style-name="ce15" table:formula="of:=[.H10]*[.E10]*[.B10]" office:value-type="float" office:value="800" calcext:value-type="float">
            <text:p>800.00</text:p>
          </table:table-cell>
          <table:table-cell table:style-name="ce15" table:formula="of:=600/([.I10]/10)" office:value-type="float" office:value="7.5" calcext:value-type="float">
            <text:p>7.50</text:p>
          </table:table-cell>
          <table:table-cell table:number-columns-repeated="16374"/>
        </table:table-row>
        <table:table-row table:style-name="ro9">
          <table:table-cell table:style-name="ce3" office:value-type="string" calcext:value-type="string">
            <text:p>DoubleGun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0" office:value-type="float" office:value="6.5" calcext:value-type="float">
            <text:p>6.5</text:p>
          </table:table-cell>
          <table:table-cell table:style-name="ce1" office:value-type="float" office:value="6" calcext:value-type="float">
            <text:p>6</text:p>
          </table:table-cell>
          <table:table-cell table:style-name="ce15" table:formula="of:=10/(([.E11]-1)*[.C11]+[.D11])" office:value-type="float" office:value="8" calcext:value-type="float">
            <text:p>8.00</text:p>
          </table:table-cell>
          <table:table-cell table:style-name="ce15" table:formula="of:=[.H11]*[.E11]*[.B11]" office:value-type="float" office:value="1920" calcext:value-type="float">
            <text:p>1920.00</text:p>
          </table:table-cell>
          <table:table-cell table:style-name="ce15" table:formula="of:=600/([.I11]/10)" office:value-type="float" office:value="3.125" calcext:value-type="float">
            <text:p>3.13</text:p>
          </table:table-cell>
          <table:table-cell table:number-columns-repeated="16374"/>
        </table:table-row>
        <table:table-row table:style-name="ro8">
          <table:table-cell table:style-name="ce3" office:value-type="string" calcext:value-type="string">
            <text:p>R870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0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5" table:formula="of:=10/(([.E12]-1)*[.C12]+[.D12])" office:value-type="float" office:value="2.5" calcext:value-type="float">
            <text:p>2.50</text:p>
          </table:table-cell>
          <table:table-cell table:style-name="ce15" table:formula="of:=[.H12]*[.E12]*[.B12]" office:value-type="float" office:value="2250" calcext:value-type="float">
            <text:p>2250.00</text:p>
          </table:table-cell>
          <table:table-cell table:style-name="ce15" table:formula="of:=600/([.I12]/10)" office:value-type="float" office:value="2.66666666666667" calcext:value-type="float">
            <text:p>2.67</text:p>
          </table:table-cell>
          <table:table-cell table:number-columns-repeated="16374"/>
        </table:table-row>
        <table:table-row table:style-name="ro10" table:number-rows-repeated="4">
          <table:table-cell table:number-columns-repeated="7"/>
          <table:table-cell table:style-name="ce19" table:number-columns-repeated="2"/>
          <table:table-cell table:number-columns-repeated="16375"/>
        </table:table-row>
        <table:table-row table:style-name="ro10" table:number-rows-repeated="7">
          <table:table-cell table:number-columns-repeated="7"/>
          <table:table-cell table:style-name="ce13" table:number-columns-repeated="3"/>
          <table:table-cell table:number-columns-repeated="16374"/>
        </table:table-row>
        <table:table-row table:style-name="ro10" table:number-rows-repeated="16">
          <table:table-cell table:number-columns-repeated="6"/>
          <table:table-cell table:style-name="ce13" table:number-columns-repeated="3"/>
          <table:table-cell table:number-columns-repeated="16375"/>
        </table:table-row>
        <table:table-row table:style-name="ro10" table:number-rows-repeated="1048536">
          <table:table-cell table:number-columns-repeated="16384"/>
        </table:table-row>
        <table:table-row table:style-name="ro10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10T22:51:24.342000000</meta:creation-date>
    <dc:date>2024-01-11T01:44:36.157000000</dc:date>
    <meta:editing-duration>PT2H39M17S</meta:editing-duration>
    <meta:editing-cycles>9</meta:editing-cycles>
    <meta:generator>LibreOffice/7.4.2.3$Windows_X86_64 LibreOffice_project/382eef1f22670f7f4118c8c2dd222ec7ad009daf</meta:generator>
    <meta:document-statistic meta:table-count="1" meta:cell-count="111" meta:object-count="0"/>
  </office:meta>
</office:document-meta>
</file>